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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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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style:vertical-align="auto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5" style:parent-style-name="Normal" style:family="paragraph">
      <style:paragraph-properties style:vertical-align="auto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6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7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8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9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20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21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Párrafodelista" style:list-style-name="LFO2" style:family="paragraph">
      <style:paragraph-properties fo:line-height="115%" fo:margin-left="0.2958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5" style:parent-style-name="Párrafodelista" style:list-style-name="LFO2" style:family="paragraph">
      <style:paragraph-properties fo:line-height="115%" fo:margin-left="0.2958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6" style:parent-style-name="Párrafodelista" style:list-style-name="LFO2" style:family="paragraph">
      <style:paragraph-properties fo:line-height="115%" fo:margin-left="0.2958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7" style:parent-style-name="Párrafodelista" style:list-style-name="LFO2" style:family="paragraph">
      <style:paragraph-properties fo:line-height="115%" fo:margin-left="0.2958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8" style:parent-style-name="Párrafodelista" style:list-style-name="LFO2" style:family="paragraph">
      <style:paragraph-properties fo:line-height="115%" fo:margin-left="0.2958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9" style:parent-style-name="Normal" style:family="paragraph">
      <style:paragraph-properties fo:margin-bottom="0in" fo:line-height="115%"/>
      <style:text-properties style:font-name="Arial" style:font-name-asian="Arial" style:font-name-complex="Arial"/>
    </style:style>
    <style:style style:name="P30" style:parent-style-name="Normal" style:family="paragraph">
      <style:paragraph-properties fo:line-height="115%"/>
      <style:text-properties style:font-name="Arial" style:font-name-asian="Arial" style:font-name-complex="Arial"/>
    </style:style>
    <style:style style:name="P31" style:parent-style-name="Párrafodelista" style:list-style-name="LFO3" style:family="paragraph">
      <style:paragraph-properties fo:margin-bottom="0in" fo:line-height="115%"/>
      <style:text-properties style:font-name="Arial" style:font-name-asian="Arial" style:font-name-complex="Arial" fo:font-size="11pt" style:font-size-asian="11pt" style:font-size-complex="11pt"/>
    </style:style>
    <style:style style:name="P32" style:parent-style-name="Normal" style:family="paragraph">
      <style:paragraph-properties fo:text-align="end" fo:margin-bottom="0in" fo:line-height="115%"/>
    </style:style>
    <style:style style:name="T33" style:parent-style-name="Hipervínculo" style:family="text">
      <style:text-properties style:font-name="Arial" style:font-name-complex="Arial"/>
    </style:style>
    <style:style style:name="P34" style:parent-style-name="Normal" style:family="paragraph">
      <style:paragraph-properties fo:text-align="end" fo:margin-bottom="0in" fo:line-height="115%"/>
    </style:style>
    <style:style style:name="T35" style:parent-style-name="Hipervínculo" style:family="text">
      <style:text-properties style:font-name="Arial" style:font-name-complex="Arial"/>
    </style:style>
    <style:style style:name="P36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37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38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39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0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1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2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3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4" style:parent-style-name="Párrafodelista" style:list-style-name="LFO4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45" style:parent-style-name="Párrafodelista" style:list-style-name="LFO4" style:family="paragraph">
      <style:paragraph-properties fo:line-height="115%"/>
    </style:style>
    <style:style style:name="T46" style:parent-style-name="Fuentedepárrafopredeter." style:family="text">
      <style:text-properties style:font-name="Arial" style:font-name-asian="Arial" style:font-name-complex="Arial"/>
    </style:style>
    <style:style style:name="P47" style:parent-style-name="Párrafodelista" style:list-style-name="LFO3" style:family="paragraph">
      <style:paragraph-properties fo:break-before="page" fo:line-height="115%"/>
      <style:text-properties style:font-name="Arial" style:font-name-asian="Arial" style:font-name-complex="Arial" fo:font-size="11pt" style:font-size-asian="11pt" style:font-size-complex="11pt"/>
    </style:style>
    <style:style style:name="P48" style:parent-style-name="Normal" style:family="paragraph">
      <style:paragraph-properties fo:text-align="end" fo:margin-bottom="0in" fo:line-height="115%"/>
    </style:style>
    <style:style style:name="T49" style:parent-style-name="Hipervínculo" style:family="text">
      <style:text-properties style:font-name="Arial" style:font-name-complex="Arial"/>
    </style:style>
    <style:style style:name="P50" style:parent-style-name="Normal" style:family="paragraph">
      <style:paragraph-properties fo:text-align="end" fo:margin-bottom="0in" fo:line-height="115%"/>
    </style:style>
    <style:style style:name="T51" style:parent-style-name="Hipervínculo" style:family="text">
      <style:text-properties style:font-name="Arial" style:font-name-complex="Arial"/>
    </style:style>
    <style:style style:name="P52" style:parent-style-name="Normal" style:family="paragraph">
      <style:paragraph-properties fo:line-height="115%" fo:text-indent="0.25in"/>
      <style:text-properties style:font-name="Arial" style:font-name-asian="Arial" style:font-name-complex="Arial"/>
    </style:style>
    <style:style style:name="P53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4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5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6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7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8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59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60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61" style:parent-style-name="Párrafodelista" style:family="paragraph">
      <style:paragraph-properties fo:text-align="end" fo:margin-top="0in" fo:margin-bottom="0in" fo:line-height="100%">
        <style:tab-stops>
          <style:tab-stop style:type="left" style:position="5.1208in"/>
        </style:tab-stops>
      </style:paragraph-properties>
    </style:style>
    <style:style style:name="T62" style:parent-style-name="Hipervínculo" style:family="text">
      <style:text-properties style:font-name="Arial" style:font-name-complex="Arial" fo:font-size="11pt" style:font-size-asian="11pt" style:font-size-complex="11pt"/>
    </style:style>
    <style:style style:name="T63" style:parent-style-name="Hipervínculo" style:family="text">
      <style:text-properties style:font-name="Arial" style:font-name-complex="Arial" fo:font-size="11pt" style:font-size-asian="11pt" style:font-size-complex="11pt"/>
    </style:style>
    <style:style style:name="T64" style:parent-style-name="Hipervínculo" style:family="text">
      <style:text-properties style:font-name="Arial" style:font-name-complex="Arial" fo:font-size="11pt" style:font-size-asian="11pt" style:font-size-complex="11pt"/>
    </style:style>
    <style:style style:name="T65" style:parent-style-name="Hipervínculo" style:family="text">
      <style:text-properties style:font-name="Arial" style:font-name-complex="Arial" fo:font-size="11pt" style:font-size-asian="11pt" style:font-size-complex="11pt"/>
    </style:style>
    <style:style style:name="P66" style:parent-style-name="Párrafodelista" style:family="paragraph">
      <style:paragraph-properties fo:text-align="end" fo:margin-top="0in" fo:line-height="100%">
        <style:tab-stops>
          <style:tab-stop style:type="left" style:position="5.1208in"/>
        </style:tab-stops>
      </style:paragraph-properties>
    </style:style>
    <style:style style:name="T67" style:parent-style-name="Hipervínculo" style:family="text">
      <style:text-properties style:font-name="Arial" style:font-name-complex="Arial" fo:font-size="11pt" style:font-size-asian="11pt" style:font-size-complex="11pt"/>
    </style:style>
    <style:style style:name="T6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69" style:parent-style-name="Párrafodelista" style:list-style-name="LFO5" style:family="paragraph">
      <style:paragraph-properties fo:line-height="115%"/>
    </style:style>
    <style:style style:name="T70" style:parent-style-name="Fuentedepárrafopredeter." style:family="text">
      <style:text-properties style:font-name="Arial" style:font-name-asian="Calibri" style:font-name-complex="Arial" fo:font-size="11pt" style:font-size-asian="11pt" style:font-size-complex="11pt"/>
    </style:style>
    <style:style style:name="P71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2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3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4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5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6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7" style:parent-style-name="Párrafodelista" style:family="paragraph">
      <style:paragraph-properties fo:line-height="115%" fo:margin-left="1.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78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79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80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81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82" style:parent-style-name="Párrafodelista" style:family="paragraph">
      <style:paragraph-properties fo:line-height="115%" fo:margin-left="1.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83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P84" style:parent-style-name="Párrafodelista" style:list-style-name="LFO5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/>
    </style:style>
    <style:style style:name="TableColumn86" style:family="table-column">
      <style:table-column-properties style:column-width="1.2923in" style:use-optimal-column-width="false"/>
    </style:style>
    <style:style style:name="TableColumn87" style:family="table-column">
      <style:table-column-properties style:column-width="1.4555in" style:use-optimal-column-width="false"/>
    </style:style>
    <style:style style:name="TableColumn88" style:family="table-column">
      <style:table-column-properties style:column-width="1.4368in" style:use-optimal-column-width="false"/>
    </style:style>
    <style:style style:name="TableColumn89" style:family="table-column">
      <style:table-column-properties style:column-width="1.4111in" style:use-optimal-column-width="false"/>
    </style:style>
    <style:style style:name="TableColumn90" style:family="table-column">
      <style:table-column-properties style:column-width="1.4493in" style:use-optimal-column-width="false"/>
    </style:style>
    <style:style style:name="TableColumn91" style:family="table-column">
      <style:table-column-properties style:column-width="1.5173in" style:use-optimal-column-width="false"/>
    </style:style>
    <style:style style:name="TableColumn92" style:family="table-column">
      <style:table-column-properties style:column-width="1.0368in" style:use-optimal-column-width="false"/>
    </style:style>
    <style:style style:name="Table85" style:family="table" style:master-page-name="MP1">
      <style:table-properties style:width="9.5993in" fo:margin-left="-0.7201in" table:align="left"/>
    </style:style>
    <style:style style:name="TableRow93" style:family="table-row">
      <style:table-row-properties style:min-row-height="0.1652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break-before="page"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style:font-weight-complex="bold"/>
    </style:style>
    <style:style style:name="TableRow121" style:family="table-row">
      <style:table-row-properties style:min-row-height="0.3097in" style:use-optimal-row-height="false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136" style:family="table-row">
      <style:table-row-properties style:min-row-height="0.2986in" style:use-optimal-row-height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151" style:family="table-row">
      <style:table-row-properties style:min-row-height="0.3097in" style:use-optimal-row-height="false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166" style:family="table-row">
      <style:table-row-properties style:min-row-height="0.3097in"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181" style:family="table-row">
      <style:table-row-properties style:min-row-height="0.2986in" style:use-optimal-row-height="false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196" style:family="table-row">
      <style:table-row-properties style:min-row-height="0.6076in"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11" style:family="table-row">
      <style:table-row-properties style:min-row-height="0.3097in" style:use-optimal-row-height="false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26" style:family="table-row">
      <style:table-row-properties style:min-row-height="0.3097in"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41" style:family="table-row">
      <style:table-row-properties style:min-row-height="0.2986in" style:use-optimal-row-height="false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56" style:family="table-row">
      <style:table-row-properties style:min-row-height="0.3097in" style:use-optimal-row-height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71" style:family="table-row">
      <style:table-row-properties style:min-row-height="0.3097in" style:use-optimal-row-height="false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286" style:family="table-row">
      <style:table-row-properties style:min-row-height="0.3097in" style:use-optimal-row-height="false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Row301" style:family="table-row">
      <style:table-row-properties style:min-row-height="0.3097in" style:use-optimal-row-height="false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200%"/>
      <style:text-properties style:font-name="Arial" style:font-name-asian="Arial" style:font-name-complex="Arial" fo:font-size="12pt" style:font-size-asian="12pt" style:font-size-complex="12pt"/>
    </style:style>
    <style:style style:name="P316" style:parent-style-name="Normal" style:family="paragraph">
      <style:paragraph-properties fo:line-height="200%"/>
      <style:text-properties style:font-name="Arial" style:font-name-asian="Arial" style:font-name-complex="Arial"/>
    </style:style>
  </office:automatic-styles>
  <office:body>
    <office:text text:use-soft-page-breaks="true">
      <text:p text:style-name="P1">MME4- EJER 1 - CIBERMONDAY</text:p>
      <text:p text:style-name="P14">Prepara las necesidades de compra, preferencias y presupuesto para "hacer" una buena compra el próximo Cibermonday. Justifica cada una de las decisiones que tomas.</text:p>
      <text:p text:style-name="P15">No te dejes:</text:p>
      <text:list text:style-name="LFO1" text:continue-numbering="true">
        <text:list-item>
          <text:p text:style-name="P16">Unidades de<text:s/>procesamiento (Micro)</text:p>
        </text:list-item>
        <text:list-item>
          <text:p text:style-name="P17">Unidades de almacenamiento (Principal y Secundaria)</text:p>
        </text:list-item>
        <text:list-item>
          <text:p text:style-name="P18">Unidades de E/S (Periféricos)</text:p>
        </text:list-item>
        <text:list-item>
          <text:p text:style-name="P19">Caja</text:p>
        </text:list-item>
        <text:list-item>
          <text:p text:style-name="P20">FA</text:p>
        </text:list-item>
        <text:list-item>
          <text:p text:style-name="P21">Valora si necesitas Tarjetas de expansión - (ojo que sean compatibles)</text:p>
        </text:list-item>
      </text:list>
      <text:p text:style-name="P22"/>
      <text:p text:style-name="P23">NECESIDADES DEL USUARIO Y USO. PUNTO DE PARTIDA.</text:p>
      <text:list text:style-name="LFO2" text:continue-numbering="true">
        <text:list-item>
          <text:p text:style-name="P24">Equipo económico para ofimática y navegación por Internet.</text:p>
        </text:list-item>
        <text:list-item>
          <text:p text:style-name="P25">Equipo para entretenimiento casero básico (MediaCenter, emulador juegos, navegación Web, …)</text:p>
        </text:list-item>
        <text:list-item>
          <text:p text:style-name="P26">Equipo para entretenimiento casero alto (juegos última generación, …)</text:p>
        </text:list-item>
        <text:list-item>
          <text:p text:style-name="P27">Equipos para profesionales de imagen (diseño gráfico, edición de video, …)</text:p>
        </text:list-item>
        <text:list-item>
          <text:p text:style-name="P28">Equipos para profesionales de sonido (creación de música digital, …)</text:p>
        </text:list-item>
      </text:list>
      <text:p text:style-name="P29"/>
      <text:p text:style-name="P30">MOVILIDAD</text:p>
      <text:list text:style-name="LFO3" text:continue-numbering="true">
        <text:list-item>
          <text:p text:style-name="P31">1.- PORTÁTIL</text:p>
        </text:list-item>
      </text:list>
      <text:p text:style-name="P32"><text:a xlink:href="https://10mejores.top/ordenadores-portatiles/" office:target-frame-name="_top" xlink:show="replace"><text:span text:style-name="T33">https://10mejores.top/ordenadores-portatiles/</text:span></text:a></text:p>
      <text:p text:style-name="P34"><text:a xlink:href="https://portatiles-baratos.net/mejor-portatil-calidad-precio/" office:target-frame-name="_top" xlink:show="replace"><text:span text:style-name="T35">https://portatiles-baratos.net/mejor-portatil-calidad-precio/</text:span></text:a></text:p>
      <text:list text:style-name="LFO4" text:continue-numbering="true">
        <text:list-item>
          <text:p text:style-name="P36">Tamaño de pantalla</text:p>
        </text:list-item>
        <text:list-item>
          <text:p text:style-name="P37">Capacidad de disco duro</text:p>
        </text:list-item>
        <text:list-item>
          <text:p text:style-name="P38">Memoria RAM</text:p>
        </text:list-item>
        <text:list-item>
          <text:p text:style-name="P39">Velocidad del<text:s/>procesador</text:p>
        </text:list-item>
        <text:list-item>
          <text:p text:style-name="P40">SO</text:p>
        </text:list-item>
        <text:list-item>
          <text:p text:style-name="P41">Tarjeta gráfica</text:p>
        </text:list-item>
        <text:list-item>
          <text:p text:style-name="P42">Formato</text:p>
        </text:list-item>
        <text:list-item>
          <text:p text:style-name="P43">Peso</text:p>
        </text:list-item>
        <text:list-item>
          <text:p text:style-name="P44">Presupuesto</text:p>
        </text:list-item>
        <text:list-item>
          <text:p text:style-name="P45"><text:span text:style-name="T46">Otros…</text:span></text:p>
        </text:list-item>
      </text:list>
      <text:soft-page-break/>
      <text:list text:style-name="LFO3" text:continue-numbering="true">
        <text:list-item>
          <text:p text:style-name="P47">2.- EQUIPO DE SOBREMESA</text:p>
        </text:list-item>
      </text:list>
      <text:p text:style-name="P48"><text:a xlink:href="https://10mejores.net/mejores-ordenadores-de-mesa/" office:target-frame-name="_top" xlink:show="replace"><text:span text:style-name="T49">https://10mejores.net/mejores-ordenadores-de-mesa/</text:span></text:a></text:p>
      <text:p text:style-name="P50"><text:a xlink:href="https://buenosybaratos.es/electronica/ordenador/los-mejores-ordenadores-de-sobremesa/" office:target-frame-name="_top" xlink:show="replace"><text:span text:style-name="T51">https://buenosybaratos.es/electronica/ordenador/los-mejores-ordenadores-de-sobremesa/</text:span></text:a></text:p>
      <text:p text:style-name="P52">OPCIONES:</text:p>
      <text:list text:style-name="LFO5" text:continue-numbering="true">
        <text:list-item>
          <text:list>
            <text:list-item>
              <text:p text:style-name="P53">2A.- NUEVO</text:p>
              <text:list text:continue-numbering="true">
                <text:list-item>
                  <text:p text:style-name="P54">AMPLIABLE - Tener en cuenta:</text:p>
                  <text:list text:continue-numbering="true">
                    <text:list-item>
                      <text:p text:style-name="P55">CAJA (Bahías y ranuras expansión)</text:p>
                      <text:list text:continue-numbering="true">
                        <text:list-item>
                          <text:p text:style-name="P56">Factor de forma</text:p>
                        </text:list-item>
                      </text:list>
                    </text:list-item>
                    <text:list-item>
                      <text:p text:style-name="P57">PB<text:s/>(Ranuras de expansión)</text:p>
                      <text:list text:continue-numbering="true">
                        <text:list-item>
                          <text:p text:style-name="P58">Factor de forma</text:p>
                        </text:list-item>
                      </text:list>
                    </text:list-item>
                    <text:list-item>
                      <text:p text:style-name="P59">FA (Potencia suficiente)</text:p>
                      <text:list text:continue-numbering="true">
                        <text:list-item>
                          <text:p text:style-name="P60">Factor de for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><text:a xlink:href="https://outervision.com/power-supply-calculator" office:target-frame-name="_top" xlink:show="replace"><text:span text:style-name="T62">https://outervision.com/power-supply-ca</text:span><text:bookmark-start text:name="_Hlt24570225"/><text:bookmark-start text:name="_Hlt24570226"/><text:span text:style-name="T63">l</text:span><text:bookmark-end text:name="_Hlt24570225"/><text:bookmark-end text:name="_Hlt24570226"/><text:span text:style-name="T64">culator</text:span></text:a><text:span text:style-name="T65"><text:s/>(Calculadora de consumo)</text:span></text:p>
      <text:p text:style-name="P66"><text:a xlink:href="https://es.msi.com/power-supply-calculator" office:target-frame-name="_top" xlink:show="replace"><text:span text:style-name="T67">https://es.msi.com/power-supply-calculator</text:span></text:a><text:span text:style-name="T68"><text:s/>(Calculadora de consumo)</text:span>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<text:span text:style-name="T70">calculadora de Outervision.com</text:span></text:p>
                          <text:list text:continue-numbering="true">
                            <text:list-item>
                              <text:p text:style-name="P71">Considerar consumo T. gráfica externa (12V)</text:p>
                            </text:list-item>
                            <text:list-item>
                              <text:p text:style-name="P72">Eficiencia (consumo)</text:p>
                            </text:list-item>
                          </text:list>
                        </text:list-item>
                        <text:list-item>
                          <text:p text:style-name="P73">Calidad de las piezas (durabilidad<text:s/>y horas ventilador-ruido)</text:p>
                        </text:list-item>
                        <text:list-item>
                          <text:p text:style-name="P74">Garantía (&gt;3años, 5, 7, 10)</text:p>
                        </text:list-item>
                        <text:list-item>
                          <text:p text:style-name="P75">Modular / No modula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2B.- REUTILIZACIÓN DE COMPONENTES</text:p>
            </text:list-item>
          </text:list>
        </text:list-item>
      </text:list>
      <text:p text:style-name="P77">Componentes aprovechables: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8"/>
                    </text:list-item>
                    <text:list-item>
                      <text:p text:style-name="P79"/>
                    </text:list-item>
                    <text:list-item>
                      <text:p text:style-name="P80"/>
                    </text:list-item>
                  </text:list>
                </text:list-item>
              </text:list>
            </text:list-item>
            <text:list-item>
              <text:p text:style-name="P81">2C.- RENOVACION DEL EQUIPO</text:p>
            </text:list-item>
          </text:list>
        </text:list-item>
      </text:list>
      <text:p text:style-name="P82">Cuello de botella / Elementos obsoletos: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3"/>
                    </text:list-item>
                    <text:list-item>
                      <text:p text:style-name="P84"/>
                    </text:list-item>
                  </text:list>
                </text:list-item>
              </text:list>
            </text:list-item>
          </text:list>
        </text:list-item>
      </text:list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soft-page-break/>
            <text:p text:style-name="P95">COMPONENTE</text:p>
          </table:table-cell>
          <table:table-cell table:style-name="TableCell109">
            <text:p text:style-name="P110">MARCA</text:p>
          </table:table-cell>
          <table:table-cell table:style-name="TableCell111">
            <text:p text:style-name="P112">MODELO</text:p>
          </table:table-cell>
          <table:table-cell table:style-name="TableCell113">
            <text:p text:style-name="P114">PRECIO HOY</text:p>
          </table:table-cell>
          <table:table-cell table:style-name="TableCell115">
            <text:p text:style-name="P116">PRECIO C.M.</text:p>
          </table:table-cell>
          <table:table-cell table:style-name="TableCell117">
            <text:p text:style-name="P118">JUSTIFICACION</text:p>
          </table:table-cell>
          <table:table-cell table:style-name="TableCell119">
            <text:p text:style-name="P120">COMPRAR</text:p>
          </table:table-cell>
        </table:table-row>
        <table:table-row table:style-name="TableRow121">
          <table:table-cell table:style-name="TableCell122">
            <text:p text:style-name="P123">Procesador</text:p>
          </table:table-cell>
          <table:table-cell table:style-name="TableCell124">
            <text:p text:style-name="P125">AMD</text:p>
          </table:table-cell>
          <table:table-cell table:style-name="TableCell126">
            <text:p text:style-name="P127">Ryzen 7 2700</text:p>
          </table:table-cell>
          <table:table-cell table:style-name="TableCell128">
            <text:p text:style-name="P129">179,9 €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Placa base</text:p>
          </table:table-cell>
          <table:table-cell table:style-name="TableCell139">
            <text:p text:style-name="P140">Asus</text:p>
          </table:table-cell>
          <table:table-cell table:style-name="TableCell141">
            <text:p text:style-name="P142">PRIME B450M-A</text:p>
          </table:table-cell>
          <table:table-cell table:style-name="TableCell143">
            <text:p text:style-name="P144">78,99 €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Memoria RAM</text:p>
          </table:table-cell>
          <table:table-cell table:style-name="TableCell154">
            <text:p text:style-name="P155">Crucial</text:p>
          </table:table-cell>
          <table:table-cell table:style-name="TableCell156">
            <text:p text:style-name="P157">DDR4 2400 PC4-19200</text:p>
          </table:table-cell>
          <table:table-cell table:style-name="TableCell158">
            <text:p text:style-name="P159">67,9 €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Ventilador<text:s/>de CPU</text:p>
          </table:table-cell>
          <table:table-cell table:style-name="TableCell169">
            <text:p text:style-name="P170">Cooler Master</text:p>
          </table:table-cell>
          <table:table-cell table:style-name="TableCell171">
            <text:p text:style-name="P172">Hyper TX3 EVO CPU Cooler</text:p>
          </table:table-cell>
          <table:table-cell table:style-name="TableCell173">
            <text:p text:style-name="P174">20,25 €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Disco Duro</text:p>
          </table:table-cell>
          <table:table-cell table:style-name="TableCell184">
            <text:p text:style-name="P185">Kingston</text:p>
          </table:table-cell>
          <table:table-cell table:style-name="TableCell186">
            <text:p text:style-name="P187">A400 SSD 480 GB</text:p>
          </table:table-cell>
          <table:table-cell table:style-name="TableCell188">
            <text:p text:style-name="P189">54,99 €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2º Disco Duro</text:p>
          </table:table-cell>
          <table:table-cell table:style-name="TableCell199">
            <text:p text:style-name="P200">Seagate</text:p>
          </table:table-cell>
          <table:table-cell table:style-name="TableCell201">
            <text:p text:style-name="P202">BarraCuda 3,5”</text:p>
          </table:table-cell>
          <table:table-cell table:style-name="TableCell203">
            <text:p text:style-name="P204">38,50 €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Caja</text:p>
          </table:table-cell>
          <table:table-cell table:style-name="TableCell214">
            <text:p text:style-name="P215">Nox</text:p>
          </table:table-cell>
          <table:table-cell table:style-name="TableCell216">
            <text:p text:style-name="P217">Hummer MC USB 3.0</text:p>
          </table:table-cell>
          <table:table-cell table:style-name="TableCell218">
            <text:p text:style-name="P219">44,99 €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Fuente de alimentación</text:p>
          </table:table-cell>
          <table:table-cell table:style-name="TableCell229">
            <text:p text:style-name="P230">Nfortec</text:p>
          </table:table-cell>
          <table:table-cell table:style-name="TableCell231">
            <text:p text:style-name="P232">Scutum PSU<text:s/></text:p>
          </table:table-cell>
          <table:table-cell table:style-name="TableCell233">
            <text:p text:style-name="P234">47,50 €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ext:soft-page-break/>
        <table:table-row table:style-name="TableRow241">
          <table:table-cell table:style-name="TableCell242">
            <text:p text:style-name="P243">Tarjeta gráfica</text:p>
          </table:table-cell>
          <table:table-cell table:style-name="TableCell244">
            <text:p text:style-name="P245">Gforce</text:p>
          </table:table-cell>
          <table:table-cell table:style-name="TableCell246">
            <text:p text:style-name="P247">RTX 2060 XLR8</text:p>
          </table:table-cell>
          <table:table-cell table:style-name="TableCell248">
            <text:p text:style-name="P249">359,90 €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Monitor</text:p>
          </table:table-cell>
          <table:table-cell table:style-name="TableCell259">
            <text:p text:style-name="P260">AOC</text:p>
          </table:table-cell>
          <table:table-cell table:style-name="TableCell261">
            <text:p text:style-name="P262">E2270SWN</text:p>
          </table:table-cell>
          <table:table-cell table:style-name="TableCell263">
            <text:p text:style-name="P264">79 €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Teclado</text:p>
          </table:table-cell>
          <table:table-cell table:style-name="TableCell274">
            <text:p text:style-name="P275">Logitech</text:p>
          </table:table-cell>
          <table:table-cell table:style-name="TableCell276">
            <text:p text:style-name="P277">Keyboard K120</text:p>
          </table:table-cell>
          <table:table-cell table:style-name="TableCell278">
            <text:p text:style-name="P279">10,99<text:s/>€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Ratón</text:p>
          </table:table-cell>
          <table:table-cell table:style-name="TableCell289">
            <text:p text:style-name="P290">newskill</text:p>
          </table:table-cell>
          <table:table-cell table:style-name="TableCell291">
            <text:p text:style-name="P292">Hellos RGB</text:p>
          </table:table-cell>
          <table:table-cell table:style-name="TableCell293">
            <text:p text:style-name="P294">33,99 €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Tarjeta de red</text:p>
          </table:table-cell>
          <table:table-cell table:style-name="TableCell304">
            <text:p text:style-name="P305">TP-Link</text:p>
          </table:table-cell>
          <table:table-cell table:style-name="TableCell306">
            <text:p text:style-name="P307">Link Archer T4E</text:p>
          </table:table-cell>
          <table:table-cell table:style-name="TableCell308">
            <text:p text:style-name="P309">24.99 €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</table:table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text-align="justify" fo:margin-top="0.0833in" fo:margin-bottom="0.0833in" fo:line-height="125%" fo:margin-left="0.5in">
        <style:tab-stops/>
      </style:paragraph-properties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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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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4569in" style:use-optimal-column-width="false"/>
    </style:style>
    <style:style style:name="TableColumn4" style:family="table-column">
      <style:table-column-properties style:column-width="4.7881in" style:use-optimal-column-width="false"/>
    </style:style>
    <style:style style:name="Table2" style:family="table">
      <style:table-properties style:width="6.2451in" fo:margin-left="0in" table:align="center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Fuentedepárrafopredeter." style:family="text">
      <style:text-properties style:font-name="Arial" style:font-name-complex="Arial" style:language-asian="es" style:country-asian="ES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0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1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2" style:parent-style-name="Encabezado" style:family="paragraph">
      <style:paragraph-properties fo:text-align="center"/>
    </style:style>
    <style:style style:name="T13" style:parent-style-name="Fuentedepárrafopredeter." style:family="text">
      <style:text-properties style:font-name="Arial" style:font-name-complex="Arial" fo:font-size="8pt" style:font-size-asian="8pt" style:font-size-complex="8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TableColumn97" style:family="table-column">
      <style:table-column-properties style:column-width="1.4569in" style:use-optimal-column-width="false"/>
    </style:style>
    <style:style style:name="TableColumn98" style:family="table-column">
      <style:table-column-properties style:column-width="4.7881in" style:use-optimal-column-width="false"/>
    </style:style>
    <style:style style:name="Table96" style:family="table">
      <style:table-properties style:width="6.2451in" fo:margin-left="0in" table: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101" style:parent-style-name="Fuentedepárrafopredeter." style:family="text">
      <style:text-properties style:font-name="Arial" style:font-name-complex="Arial" style:language-asian="es" style:country-asian="ES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04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05" style:parent-style-name="Encabezado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106" style:parent-style-name="Encabezado" style:family="paragraph">
      <style:paragraph-properties fo:text-align="center"/>
    </style:style>
    <style:style style:name="T10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0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Encabezado"><text:span text:style-name="T7"><draw:frame draw:style-name="a0" draw:name="Imagen 15" text:anchor-type="as-char" svg:x="0in" svg:y="0in" svg:width="1.29167in" svg:height="0.8125in" style:rel-width="scale" style:rel-height="scale"><draw:image xlink:href="media/image1.jpeg" xlink:type="simple" xlink:show="embed" xlink:actuate="onLoad"/><svg:title/><svg:desc>LogoColor1</svg:desc></draw:frame></text:span></text:p>
            </table:table-cell>
            <table:table-cell table:style-name="TableCell8">
              <text:p text:style-name="P9">1º Sistemas Microinformáticos y Redes (SMR).</text:p>
              <text:p text:style-name="P10">MME</text:p>
              <text:p text:style-name="P11">U.D.4 COMPONENTES INTERNOS DEL ORDENADOR</text:p>
              <text:p text:style-name="P12"><text:span text:style-name="T13">(Curso 2019- 2020)</text:span></text:p>
            </table:table-cell>
          </table:table-row>
        </table:table>
        <text:p text:style-name="Encabezado"/>
      </style:header>
    </style:master-page>
    <style:master-page style:name="MP1" style:page-layout-name="PL1">
      <style:header>
        <table:table table:style-name="Table96">
          <table:table-columns>
            <table:table-column table:style-name="TableColumn97"/>
            <table:table-column table:style-name="TableColumn98"/>
          </table:table-columns>
          <table:table-row table:style-name="TableRow99">
            <table:table-cell table:style-name="TableCell100">
              <text:p text:style-name="Encabezado"><text:span text:style-name="T101"><draw:frame draw:style-name="a1" draw:name="Imagen 15" text:anchor-type="as-char" svg:x="0in" svg:y="0in" svg:width="1.29167in" svg:height="0.8125in" style:rel-width="scale" style:rel-height="scale"><draw:image xlink:href="media/image1.jpeg" xlink:type="simple" xlink:show="embed" xlink:actuate="onLoad"/><svg:title/><svg:desc>LogoColor1</svg:desc></draw:frame></text:span></text:p>
            </table:table-cell>
            <table:table-cell table:style-name="TableCell102">
              <text:p text:style-name="P103">1º Sistemas Microinformáticos y Redes (SMR).</text:p>
              <text:p text:style-name="P104">MME</text:p>
              <text:p text:style-name="P105">U.D.4 COMPONENTES INTERNOS DEL ORDENADOR</text:p>
              <text:p text:style-name="P106"><text:span text:style-name="T107">(Curso 2019-<text:s/></text:span><text:span text:style-name="T108">2020)</text:span>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Gutierrez de Rozas- Jimena - Amelia</meta:initial-creator>
    <dc:creator>Vespertino</dc:creator>
    <meta:creation-date>2019-11-13T14:46:00Z</meta:creation-date>
    <dc:date>2019-11-13T20:20:00Z</dc:date>
    <meta:template xlink:href="Normal" xlink:type="simple"/>
    <meta:editing-cycles>4</meta:editing-cycles>
    <meta:editing-duration>PT4680S</meta:editing-duration>
    <meta:document-statistic meta:page-count="4" meta:paragraph-count="6" meta:word-count="464" meta:character-count="3011" meta:row-count="21" meta:non-whitespace-character-count="2553"/>
  </office:meta>
</office:document-meta>
</file>